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4.96mm" svg:height="89.51mm" svg:x="46.53mm" svg:y="90.04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01 <text:s text:c="3"/>sampled: 1863.199 <text:s text:c="2"/>given: 3800 <text:s text:c="2"/>gain: 2.0395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01 <text:s text:c="3"/>sampled: 1863.199 <text:s text:c="2"/>given: 3800 <text:s text:c="2"/>gain: 2.0395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29 <text:s text:c="3"/>sampled: 1765.311 <text:s text:c="2"/>given: 3600 <text:s text:c="2"/>gain: 2.0393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29 <text:s text:c="3"/>sampled: 1765.311 <text:s text:c="2"/>given: 3600 <text:s text:c="2"/>gain: 2.0393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54 <text:s text:c="3"/>sampled: 1667.12 <text:s text:c="2"/>given: 3400 <text:s text:c="2"/>gain: 2.03944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54 <text:s text:c="3"/>sampled: 1667.12 <text:s text:c="2"/>given: 3400 <text:s text:c="2"/>gain: 2.03944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80 <text:s text:c="3"/>sampled: 1569.031 <text:s text:c="2"/>given: 3200 <text:s text:c="2"/>gain: 2.0394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81 <text:s text:c="3"/>sampled: 1569.131 <text:s text:c="2"/>given: 3200 <text:s text:c="2"/>gain: 2.03934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07 <text:s text:c="3"/>sampled: 1471.042 <text:s text:c="2"/>given: 3000 <text:s text:c="2"/>gain: 2.03937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07 <text:s text:c="3"/>sampled: 1471.042 <text:s text:c="2"/>given: 3000 <text:s text:c="2"/>gain: 2.03937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34 <text:s text:c="3"/>sampled: 1373.053 <text:s text:c="2"/>given: 2800 <text:s text:c="2"/>gain: 2.03925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34 <text:s text:c="3"/>sampled: 1373.053 <text:s text:c="2"/>given: 2800 <text:s text:c="2"/>gain: 2.03925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60 <text:s text:c="3"/>sampled: 1274.963 <text:s text:c="2"/>given: 2600 <text:s text:c="2"/>gain: 2.0392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60 <text:s text:c="3"/>sampled: 1274.963 <text:s text:c="2"/>given: 2600 <text:s text:c="2"/>gain: 2.0392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87 <text:s text:c="3"/>sampled: 1176.974 <text:s text:c="2"/>given: 2400 <text:s text:c="2"/>gain: 2.03912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87 <text:s text:c="3"/>sampled: 1176.974 <text:s text:c="2"/>given: 2400 <text:s text:c="2"/>gain: 2.03912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14 <text:s text:c="3"/>sampled: 1078.986 <text:s text:c="2"/>given: 2200 <text:s text:c="2"/>gain: 2.0389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14 <text:s text:c="3"/>sampled: 1078.986 <text:s text:c="2"/>given: 2200 <text:s text:c="2"/>gain: 2.03895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9503" calcext:value-type="float">
            <text:p>2.03950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503" calcext:value-type="float">
            <text:p>2.03950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301" calcext:value-type="float">
            <text:p>2.03930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301" calcext:value-type="float">
            <text:p>2.03930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445" calcext:value-type="float">
            <text:p>2.03944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445" calcext:value-type="float">
            <text:p>2.03944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476" calcext:value-type="float">
            <text:p>2.03947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345" calcext:value-type="float">
            <text:p>2.03934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371" calcext:value-type="float">
            <text:p>2.03937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371" calcext:value-type="float">
            <text:p>2.03937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251" calcext:value-type="float">
            <text:p>2.03925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251" calcext:value-type="float">
            <text:p>2.03925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274" calcext:value-type="float">
            <text:p>2.0392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274" calcext:value-type="float">
            <text:p>2.03927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127" calcext:value-type="float">
            <text:p>2.03912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9127" calcext:value-type="float">
            <text:p>2.03912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952" calcext:value-type="float">
            <text:p>2.0389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952" calcext:value-type="float">
            <text:p>2.038952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92" calcext:value-type="float">
            <text:p>2.0392</text:p>
          </table:table-cell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16.284" calcext:value-type="float">
            <text:p>2316.284</text:p>
          </table:table-cell>
          <table:table-cell table:formula="of:=AVERAGE([.A51:.A103])" office:value-type="float" office:value="2317.54205660377" calcext:value-type="float">
            <text:p>2317.54205660377</text:p>
          </table:table-cell>
          <table:table-cell table:formula="of:=AVERAGE([.F51:.F54])" office:value-type="float" office:value="49.744" calcext:value-type="float">
            <text:p>49.744</text:p>
          </table:table-cell>
          <table:table-cell table:formula="of:=2*[.C51]" office:value-type="float" office:value="99.488" calcext:value-type="float">
            <text:p>99.488</text:p>
          </table:table-cell>
          <table:table-cell table:formula="of:=[.D51]/[.B51]" office:value-type="float" office:value="0.042928239302718" calcext:value-type="float">
            <text:p>0.042928239302718</text:p>
          </table:table-cell>
          <table:table-cell office:value-type="float" office:value="49.746" calcext:value-type="float">
            <text:p>49.746</text:p>
          </table:table-cell>
        </table:table-row>
        <table:table-row table:style-name="ro1">
          <table:table-cell office:value-type="float" office:value="2316.586" calcext:value-type="float">
            <text:p>2316.586</text:p>
          </table:table-cell>
          <table:table-cell table:number-columns-repeated="4"/>
          <table:table-cell office:value-type="float" office:value="49.742" calcext:value-type="float">
            <text:p>49.742</text:p>
          </table:table-cell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4"/>
          <table:table-cell office:value-type="float" office:value="49.743" calcext:value-type="float">
            <text:p>49.743</text:p>
          </table:table-cell>
        </table:table-row>
        <table:table-row table:style-name="ro1">
          <table:table-cell office:value-type="float" office:value="2318.601" calcext:value-type="float">
            <text:p>2318.601</text:p>
          </table:table-cell>
          <table:table-cell table:number-columns-repeated="4"/>
          <table:table-cell office:value-type="float" office:value="49.745" calcext:value-type="float">
            <text:p>49.745</text:p>
          </table:table-cell>
        </table:table-row>
        <table:table-row table:style-name="ro1">
          <table:table-cell office:value-type="float" office:value="2316.586" calcext:value-type="float">
            <text:p>2316.586</text:p>
          </table:table-cell>
          <table:table-cell table:number-columns-repeated="5"/>
        </table:table-row>
        <table:table-row table:style-name="ro1">
          <table:table-cell office:value-type="float" office:value="2318.399" calcext:value-type="float">
            <text:p>2318.399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8.399" calcext:value-type="float">
            <text:p>2318.399</text:p>
          </table:table-cell>
          <table:table-cell table:number-columns-repeated="5"/>
        </table:table-row>
        <table:table-row table:style-name="ro1">
          <table:table-cell office:value-type="float" office:value="2316.687" calcext:value-type="float">
            <text:p>2316.687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8.802" calcext:value-type="float">
            <text:p>2318.802</text:p>
          </table:table-cell>
          <table:table-cell table:number-columns-repeated="5"/>
        </table:table-row>
        <table:table-row table:style-name="ro1">
          <table:table-cell office:value-type="float" office:value="2318.298" calcext:value-type="float">
            <text:p>2318.298</text:p>
          </table:table-cell>
          <table:table-cell table:number-columns-repeated="5"/>
        </table:table-row>
        <table:table-row table:style-name="ro1">
          <table:table-cell office:value-type="float" office:value="2316.888" calcext:value-type="float">
            <text:p>2316.888</text:p>
          </table:table-cell>
          <table:table-cell table:number-columns-repeated="5"/>
        </table:table-row>
        <table:table-row table:style-name="ro1">
          <table:table-cell office:value-type="float" office:value="2317.09" calcext:value-type="float">
            <text:p>2317.09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6.687" calcext:value-type="float">
            <text:p>2316.687</text:p>
          </table:table-cell>
          <table:table-cell table:number-columns-repeated="5"/>
        </table:table-row>
        <table:table-row table:style-name="ro1">
          <table:table-cell office:value-type="float" office:value="2316.888" calcext:value-type="float">
            <text:p>2316.888</text:p>
          </table:table-cell>
          <table:table-cell table:number-columns-repeated="5"/>
        </table:table-row>
        <table:table-row table:style-name="ro1">
          <table:table-cell office:value-type="float" office:value="2316.788" calcext:value-type="float">
            <text:p>2316.788</text:p>
          </table:table-cell>
          <table:table-cell table:number-columns-repeated="5"/>
        </table:table-row>
        <table:table-row table:style-name="ro1">
          <table:table-cell office:value-type="float" office:value="2316.083" calcext:value-type="float">
            <text:p>2316.083</text:p>
          </table:table-cell>
          <table:table-cell table:number-columns-repeated="5"/>
        </table:table-row>
        <table:table-row table:style-name="ro1">
          <table:table-cell office:value-type="float" office:value="2316.586" calcext:value-type="float">
            <text:p>2316.586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5.176" calcext:value-type="float">
            <text:p>2315.176</text:p>
          </table:table-cell>
          <table:table-cell table:number-columns-repeated="5"/>
        </table:table-row>
        <table:table-row table:style-name="ro1">
          <table:table-cell office:value-type="float" office:value="2319.104" calcext:value-type="float">
            <text:p>2319.104</text:p>
          </table:table-cell>
          <table:table-cell table:number-columns-repeated="5"/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8.198" calcext:value-type="float">
            <text:p>2318.198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5.881" calcext:value-type="float">
            <text:p>2315.881</text:p>
          </table:table-cell>
          <table:table-cell table:number-columns-repeated="5"/>
        </table:table-row>
        <table:table-row table:style-name="ro1">
          <table:table-cell office:value-type="float" office:value="2316.486" calcext:value-type="float">
            <text:p>2316.486</text:p>
          </table:table-cell>
          <table:table-cell table:number-columns-repeated="5"/>
        </table:table-row>
        <table:table-row table:style-name="ro1">
          <table:table-cell office:value-type="float" office:value="2318.601" calcext:value-type="float">
            <text:p>2318.601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17.896" calcext:value-type="float">
            <text:p>2317.896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5"/>
        </table:table-row>
        <table:table-row table:style-name="ro1">
          <table:table-cell office:value-type="float" office:value="2318.802" calcext:value-type="float">
            <text:p>2318.802</text:p>
          </table:table-cell>
          <table:table-cell table:number-columns-repeated="5"/>
        </table:table-row>
        <table:table-row table:style-name="ro1">
          <table:table-cell office:value-type="float" office:value="2316.888" calcext:value-type="float">
            <text:p>2316.888</text:p>
          </table:table-cell>
          <table:table-cell table:number-columns-repeated="5"/>
        </table:table-row>
        <table:table-row table:style-name="ro1">
          <table:table-cell office:value-type="float" office:value="2315.68" calcext:value-type="float">
            <text:p>2315.68</text:p>
          </table:table-cell>
          <table:table-cell table:number-columns-repeated="5"/>
        </table:table-row>
        <table:table-row table:style-name="ro1">
          <table:table-cell office:value-type="float" office:value="2318.903" calcext:value-type="float">
            <text:p>2318.903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070.557" calcext:value-type="float">
            <text:p>2070.557</text:p>
          </table:table-cell>
          <table:table-cell table:formula="of:=AVERAGE([.A108:.A158])" office:value-type="float" office:value="2074.12680392157" calcext:value-type="float">
            <text:p>2074.12680392157</text:p>
          </table:table-cell>
          <table:table-cell table:formula="of:=AVERAGE([.F108:.F113])" office:value-type="float" office:value="4.641" calcext:value-type="float">
            <text:p>4.641</text:p>
          </table:table-cell>
          <table:table-cell table:formula="of:=2*[.C108]" office:value-type="float" office:value="9.282" calcext:value-type="float">
            <text:p>9.282</text:p>
          </table:table-cell>
          <table:table-cell table:formula="of:=[.D108]/[.B108]" office:value-type="float" office:value="0.00447513622718266" calcext:value-type="float">
            <text:p>0.004475136227183</text:p>
          </table:table-cell>
          <table:table-cell office:value-type="float" office:value="4.641" calcext:value-type="float">
            <text:p>4.641</text:p>
          </table:table-cell>
        </table:table-row>
        <table:table-row table:style-name="ro1">
          <table:table-cell office:value-type="float" office:value="2077.103" calcext:value-type="float">
            <text:p>2077.103</text:p>
          </table:table-cell>
          <table:table-cell table:number-columns-repeated="4"/>
          <table:table-cell office:value-type="float" office:value="4.641" calcext:value-type="float">
            <text:p>4.641</text:p>
          </table:table-cell>
        </table:table-row>
        <table:table-row table:style-name="ro1">
          <table:table-cell office:value-type="float" office:value="2073.679" calcext:value-type="float">
            <text:p>2073.679</text:p>
          </table:table-cell>
          <table:table-cell table:number-columns-repeated="4"/>
          <table:table-cell office:value-type="float" office:value="4.641" calcext:value-type="float">
            <text:p>4.641</text:p>
          </table:table-cell>
        </table:table-row>
        <table:table-row table:style-name="ro1">
          <table:table-cell office:value-type="float" office:value="2075.088" calcext:value-type="float">
            <text:p>2075.088</text:p>
          </table:table-cell>
          <table:table-cell table:number-columns-repeated="4"/>
          <table:table-cell office:value-type="float" office:value="4.641" calcext:value-type="float">
            <text:p>4.641</text:p>
          </table:table-cell>
        </table:table-row>
        <table:table-row table:style-name="ro1">
          <table:table-cell office:value-type="float" office:value="2073.074" calcext:value-type="float">
            <text:p>2073.074</text:p>
          </table:table-cell>
          <table:table-cell table:number-columns-repeated="4"/>
          <table:table-cell office:value-type="float" office:value="4.641" calcext:value-type="float">
            <text:p>4.641</text:p>
          </table:table-cell>
        </table:table-row>
        <table:table-row table:style-name="ro1">
          <table:table-cell office:value-type="float" office:value="2071.362" calcext:value-type="float">
            <text:p>2071.362</text:p>
          </table:table-cell>
          <table:table-cell table:number-columns-repeated="4"/>
          <table:table-cell office:value-type="float" office:value="4.641" calcext:value-type="float">
            <text:p>4.641</text:p>
          </table:table-cell>
        </table:table-row>
        <table:table-row table:style-name="ro1">
          <table:table-cell office:value-type="float" office:value="2077.505" calcext:value-type="float">
            <text:p>2077.505</text:p>
          </table:table-cell>
          <table:table-cell table:number-columns-repeated="5"/>
        </table:table-row>
        <table:table-row table:style-name="ro1">
          <table:table-cell office:value-type="float" office:value="2069.449" calcext:value-type="float">
            <text:p>2069.449</text:p>
          </table:table-cell>
          <table:table-cell table:number-columns-repeated="5"/>
        </table:table-row>
        <table:table-row table:style-name="ro1">
          <table:table-cell office:value-type="float" office:value="2074.384" calcext:value-type="float">
            <text:p>2074.384</text:p>
          </table:table-cell>
          <table:table-cell table:number-columns-repeated="5"/>
        </table:table-row>
        <table:table-row table:style-name="ro1">
          <table:table-cell office:value-type="float" office:value="2074.786" calcext:value-type="float">
            <text:p>2074.786</text:p>
          </table:table-cell>
          <table:table-cell table:number-columns-repeated="5"/>
        </table:table-row>
        <table:table-row table:style-name="ro1">
          <table:table-cell office:value-type="float" office:value="2076.499" calcext:value-type="float">
            <text:p>2076.499</text:p>
          </table:table-cell>
          <table:table-cell table:number-columns-repeated="5"/>
        </table:table-row>
        <table:table-row table:style-name="ro1">
          <table:table-cell office:value-type="float" office:value="2074.786" calcext:value-type="float">
            <text:p>2074.786</text:p>
          </table:table-cell>
          <table:table-cell table:number-columns-repeated="5"/>
        </table:table-row>
        <table:table-row table:style-name="ro1">
          <table:table-cell office:value-type="float" office:value="2067.233" calcext:value-type="float">
            <text:p>2067.233</text:p>
          </table:table-cell>
          <table:table-cell table:number-columns-repeated="5"/>
        </table:table-row>
        <table:table-row table:style-name="ro1">
          <table:table-cell office:value-type="float" office:value="2070.154" calcext:value-type="float">
            <text:p>2070.154</text:p>
          </table:table-cell>
          <table:table-cell table:number-columns-repeated="5"/>
        </table:table-row>
        <table:table-row table:style-name="ro1">
          <table:table-cell office:value-type="float" office:value="2076.196" calcext:value-type="float">
            <text:p>2076.196</text:p>
          </table:table-cell>
          <table:table-cell table:number-columns-repeated="5"/>
        </table:table-row>
        <table:table-row table:style-name="ro1">
          <table:table-cell office:value-type="float" office:value="2075.29" calcext:value-type="float">
            <text:p>2075.29</text:p>
          </table:table-cell>
          <table:table-cell table:number-columns-repeated="5"/>
        </table:table-row>
        <table:table-row table:style-name="ro1">
          <table:table-cell office:value-type="float" office:value="2072.269" calcext:value-type="float">
            <text:p>2072.269</text:p>
          </table:table-cell>
          <table:table-cell table:number-columns-repeated="5"/>
        </table:table-row>
        <table:table-row table:style-name="ro1">
          <table:table-cell office:value-type="float" office:value="2069.952" calcext:value-type="float">
            <text:p>2069.952</text:p>
          </table:table-cell>
          <table:table-cell table:number-columns-repeated="5"/>
        </table:table-row>
        <table:table-row table:style-name="ro1">
          <table:table-cell office:value-type="float" office:value="2070.959" calcext:value-type="float">
            <text:p>2070.959</text:p>
          </table:table-cell>
          <table:table-cell table:number-columns-repeated="5"/>
        </table:table-row>
        <table:table-row table:style-name="ro1">
          <table:table-cell office:value-type="float" office:value="2074.786" calcext:value-type="float">
            <text:p>2074.786</text:p>
          </table:table-cell>
          <table:table-cell table:number-columns-repeated="5"/>
        </table:table-row>
        <table:table-row table:style-name="ro1">
          <table:table-cell office:value-type="float" office:value="2074.686" calcext:value-type="float">
            <text:p>2074.686</text:p>
          </table:table-cell>
          <table:table-cell table:number-columns-repeated="5"/>
        </table:table-row>
        <table:table-row table:style-name="ro1">
          <table:table-cell office:value-type="float" office:value="2070.758" calcext:value-type="float">
            <text:p>2070.758</text:p>
          </table:table-cell>
          <table:table-cell table:number-columns-repeated="5"/>
        </table:table-row>
        <table:table-row table:style-name="ro1">
          <table:table-cell office:value-type="float" office:value="2076.801" calcext:value-type="float">
            <text:p>2076.801</text:p>
          </table:table-cell>
          <table:table-cell table:number-columns-repeated="5"/>
        </table:table-row>
        <table:table-row table:style-name="ro1">
          <table:table-cell office:value-type="float" office:value="2079.922" calcext:value-type="float">
            <text:p>2079.922</text:p>
          </table:table-cell>
          <table:table-cell table:number-columns-repeated="5"/>
        </table:table-row>
        <table:table-row table:style-name="ro1">
          <table:table-cell office:value-type="float" office:value="2072.772" calcext:value-type="float">
            <text:p>2072.772</text:p>
          </table:table-cell>
          <table:table-cell table:number-columns-repeated="5"/>
        </table:table-row>
        <table:table-row table:style-name="ro1">
          <table:table-cell office:value-type="float" office:value="2077.606" calcext:value-type="float">
            <text:p>2077.606</text:p>
          </table:table-cell>
          <table:table-cell table:number-columns-repeated="5"/>
        </table:table-row>
        <table:table-row table:style-name="ro1">
          <table:table-cell office:value-type="float" office:value="2072.974" calcext:value-type="float">
            <text:p>2072.974</text:p>
          </table:table-cell>
          <table:table-cell table:number-columns-repeated="5"/>
        </table:table-row>
        <table:table-row table:style-name="ro1">
          <table:table-cell office:value-type="float" office:value="2075.894" calcext:value-type="float">
            <text:p>2075.894</text:p>
          </table:table-cell>
          <table:table-cell table:number-columns-repeated="5"/>
        </table:table-row>
        <table:table-row table:style-name="ro1">
          <table:table-cell office:value-type="float" office:value="2075.995" calcext:value-type="float">
            <text:p>2075.995</text:p>
          </table:table-cell>
          <table:table-cell table:number-columns-repeated="5"/>
        </table:table-row>
        <table:table-row table:style-name="ro1">
          <table:table-cell office:value-type="float" office:value="2073.477" calcext:value-type="float">
            <text:p>2073.477</text:p>
          </table:table-cell>
          <table:table-cell table:number-columns-repeated="5"/>
        </table:table-row>
        <table:table-row table:style-name="ro1">
          <table:table-cell office:value-type="float" office:value="2074.585" calcext:value-type="float">
            <text:p>2074.585</text:p>
          </table:table-cell>
          <table:table-cell table:number-columns-repeated="5"/>
        </table:table-row>
        <table:table-row table:style-name="ro1">
          <table:table-cell office:value-type="float" office:value="2071.564" calcext:value-type="float">
            <text:p>2071.564</text:p>
          </table:table-cell>
          <table:table-cell table:number-columns-repeated="5"/>
        </table:table-row>
        <table:table-row table:style-name="ro1">
          <table:table-cell office:value-type="float" office:value="2075.391" calcext:value-type="float">
            <text:p>2075.391</text:p>
          </table:table-cell>
          <table:table-cell table:number-columns-repeated="5"/>
        </table:table-row>
        <table:table-row table:style-name="ro1">
          <table:table-cell office:value-type="float" office:value="2069.852" calcext:value-type="float">
            <text:p>2069.852</text:p>
          </table:table-cell>
          <table:table-cell table:number-columns-repeated="5"/>
        </table:table-row>
        <table:table-row table:style-name="ro1">
          <table:table-cell office:value-type="float" office:value="2073.477" calcext:value-type="float">
            <text:p>2073.477</text:p>
          </table:table-cell>
          <table:table-cell table:number-columns-repeated="5"/>
        </table:table-row>
        <table:table-row table:style-name="ro1">
          <table:table-cell office:value-type="float" office:value="2072.571" calcext:value-type="float">
            <text:p>2072.571</text:p>
          </table:table-cell>
          <table:table-cell table:number-columns-repeated="5"/>
        </table:table-row>
        <table:table-row table:style-name="ro1">
          <table:table-cell office:value-type="float" office:value="2072.772" calcext:value-type="float">
            <text:p>2072.772</text:p>
          </table:table-cell>
          <table:table-cell table:number-columns-repeated="5"/>
        </table:table-row>
        <table:table-row table:style-name="ro1">
          <table:table-cell office:value-type="float" office:value="2075.592" calcext:value-type="float">
            <text:p>2075.592</text:p>
          </table:table-cell>
          <table:table-cell table:number-columns-repeated="5"/>
        </table:table-row>
        <table:table-row table:style-name="ro1">
          <table:table-cell office:value-type="float" office:value="2072.067" calcext:value-type="float">
            <text:p>2072.067</text:p>
          </table:table-cell>
          <table:table-cell table:number-columns-repeated="5"/>
        </table:table-row>
        <table:table-row table:style-name="ro1">
          <table:table-cell office:value-type="float" office:value="2074.283" calcext:value-type="float">
            <text:p>2074.283</text:p>
          </table:table-cell>
          <table:table-cell table:number-columns-repeated="5"/>
        </table:table-row>
        <table:table-row table:style-name="ro1">
          <table:table-cell office:value-type="float" office:value="2073.175" calcext:value-type="float">
            <text:p>2073.175</text:p>
          </table:table-cell>
          <table:table-cell table:number-columns-repeated="5"/>
        </table:table-row>
        <table:table-row table:style-name="ro1">
          <table:table-cell office:value-type="float" office:value="2079.318" calcext:value-type="float">
            <text:p>2079.318</text:p>
          </table:table-cell>
          <table:table-cell table:number-columns-repeated="5"/>
        </table:table-row>
        <table:table-row table:style-name="ro1">
          <table:table-cell office:value-type="float" office:value="2079.117" calcext:value-type="float">
            <text:p>2079.117</text:p>
          </table:table-cell>
          <table:table-cell table:number-columns-repeated="5"/>
        </table:table-row>
        <table:table-row table:style-name="ro1">
          <table:table-cell office:value-type="float" office:value="2075.088" calcext:value-type="float">
            <text:p>2075.088</text:p>
          </table:table-cell>
          <table:table-cell table:number-columns-repeated="5"/>
        </table:table-row>
        <table:table-row table:style-name="ro1">
          <table:table-cell office:value-type="float" office:value="2073.578" calcext:value-type="float">
            <text:p>2073.578</text:p>
          </table:table-cell>
          <table:table-cell table:number-columns-repeated="5"/>
        </table:table-row>
        <table:table-row table:style-name="ro1">
          <table:table-cell office:value-type="float" office:value="2074.182" calcext:value-type="float">
            <text:p>2074.182</text:p>
          </table:table-cell>
          <table:table-cell table:number-columns-repeated="5"/>
        </table:table-row>
        <table:table-row table:style-name="ro1">
          <table:table-cell office:value-type="float" office:value="2079.318" calcext:value-type="float">
            <text:p>2079.318</text:p>
          </table:table-cell>
          <table:table-cell table:number-columns-repeated="5"/>
        </table:table-row>
        <table:table-row table:style-name="ro1">
          <table:table-cell office:value-type="float" office:value="2071.06" calcext:value-type="float">
            <text:p>2071.06</text:p>
          </table:table-cell>
          <table:table-cell table:number-columns-repeated="5"/>
        </table:table-row>
        <table:table-row table:style-name="ro1">
          <table:table-cell office:value-type="float" office:value="2076.196" calcext:value-type="float">
            <text:p>2076.196</text:p>
          </table:table-cell>
          <table:table-cell table:number-columns-repeated="5"/>
        </table:table-row>
        <table:table-row table:style-name="ro1">
          <table:table-cell office:value-type="float" office:value="2074.484" calcext:value-type="float">
            <text:p>2074.484</text:p>
          </table:table-cell>
          <table:table-cell table:number-columns-repeated="5"/>
        </table:table-row>
        <table:table-row table:style-name="ro1">
          <table:table-cell office:value-type="float" office:value="2076.801" calcext:value-type="float">
            <text:p>2076.8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09:42:23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5T09:58:23.426000000</dc:date>
    <meta:editing-duration>PT32M10S</meta:editing-duration>
    <meta:editing-cycles>8</meta:editing-cycles>
    <meta:document-statistic meta:table-count="1" meta:cell-count="1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497cm" svg:height="8.952cm" xlink:href=".." xlink:type="simple" chart:class="chart:line" chart:style-name="ch1">
        <chart:legend chart:legend-position="end" svg:x="22.645cm" svg:y="4.177cm" style:legend-expansion="high" chart:style-name="ch2"/>
        <chart:plot-area chart:style-name="ch3" table:cell-range-address="Sheet1.A21:Sheet1.A38" svg:x="0.509cm" svg:y="0.179cm" svg:width="21.627cm" svg:height="8.594cm">
          <chartooo:coordinate-region svg:x="1.792cm" svg:y="0.378cm" svg:width="20.157cm" svg:height="7.7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9503">
                <text:p>2.039503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9503">
                <text:p>2.039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9301">
                <text:p>2.039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9301">
                <text:p>2.039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9445">
                <text:p>2.039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9445">
                <text:p>2.039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9476">
                <text:p>2.039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9345">
                <text:p>2.039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9371">
                <text:p>2.039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9371">
                <text:p>2.039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9251">
                <text:p>2.039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9251">
                <text:p>2.039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9274">
                <text:p>2.039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9274">
                <text:p>2.039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9127">
                <text:p>2.039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9127">
                <text:p>2.039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8952">
                <text:p>2.038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